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0bab0" officeooo:paragraph-rsid="0010bab0"/>
    </style:style>
    <style:style style:name="P2" style:family="paragraph" style:parent-style-name="Standard">
      <style:paragraph-properties fo:text-align="start" style:justify-single-word="false"/>
      <style:text-properties officeooo:rsid="0010bab0" officeooo:paragraph-rsid="0010bab0"/>
    </style:style>
    <style:style style:name="P3" style:family="paragraph" style:parent-style-name="Standard">
      <style:paragraph-properties fo:text-align="start" style:justify-single-word="false"/>
      <style:text-properties officeooo:rsid="00116772" officeooo:paragraph-rsid="00116772"/>
    </style:style>
    <style:style style:name="P4" style:family="paragraph" style:parent-style-name="Standard">
      <style:paragraph-properties fo:text-align="start" style:justify-single-word="false"/>
      <style:text-properties officeooo:rsid="001172dc" officeooo:paragraph-rsid="001172dc"/>
    </style:style>
    <style:style style:name="P5" style:family="paragraph" style:parent-style-name="Standard">
      <style:paragraph-properties fo:text-align="start" style:justify-single-word="false"/>
      <style:text-properties officeooo:rsid="0012e12e" officeooo:paragraph-rsid="0012e12e"/>
    </style:style>
    <style:style style:name="P6" style:family="paragraph" style:parent-style-name="Standard">
      <style:paragraph-properties fo:text-align="start" style:justify-single-word="false"/>
      <style:text-properties officeooo:rsid="00145621" officeooo:paragraph-rsid="00145621"/>
    </style:style>
    <style:style style:name="P7" style:family="paragraph" style:parent-style-name="Standard">
      <style:paragraph-properties fo:text-align="start" style:justify-single-word="false"/>
      <style:text-properties officeooo:rsid="00145621" officeooo:paragraph-rsid="00145621"/>
    </style:style>
    <style:style style:name="P8" style:family="paragraph" style:parent-style-name="Standard">
      <style:paragraph-properties fo:text-align="start" style:justify-single-word="false"/>
      <style:text-properties officeooo:rsid="001730c1" officeooo:paragraph-rsid="001730c1"/>
    </style:style>
    <style:style style:name="T1" style:family="text">
      <style:text-properties officeooo:rsid="00116772"/>
    </style:style>
    <style:style style:name="T2" style:family="text">
      <style:text-properties officeooo:rsid="00125369"/>
    </style:style>
    <style:style style:name="T3" style:family="text">
      <style:text-properties officeooo:rsid="00160ad8"/>
    </style:style>
    <style:style style:name="T4" style:family="text">
      <style:text-properties officeooo:rsid="001790c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ournal de bord TP poussinière</text:p>
      <text:p text:style-name="P1"/>
      <text:p text:style-name="P2">Lundi 02/11 : <text:span text:style-name="T1">Lecture et prise en main du projet</text:span></text:p>
      <text:p text:style-name="P2"/>
      <text:p text:style-name="P3">Mardi 03/11 : Création du repository GitHub et installation de LAMP</text:p>
      <text:p text:style-name="P3"/>
      <text:p text:style-name="P4">mercredi 04/11 : <text:s/>I<text:span text:style-name="T2">nstallation de LAMP et MYSQL</text:span></text:p>
      <text:p text:style-name="P4"/>
      <text:p text:style-name="P5">Jeudi 05/11 : Configuration de Mysql et <text:span text:style-name="T4">création</text:span> de la BDD <text:span text:style-name="T4">poussinière</text:span></text:p>
      <text:p text:style-name="P5"/>
      <text:p text:style-name="P6">Vendredi 06/11 : Installation et début de configuration de XAMPP </text:p>
      <text:p text:style-name="P6">- <text:span text:style-name="T3">problèmes lors du démarrage de xampp ( kill : no such progress)</text:span></text:p>
      <text:p text:style-name="P6"/>
      <text:p text:style-name="P8">Lundi 09/11 : <text:s/>- <text:span text:style-name="T4">Désinstallation</text:span> / <text:span text:style-name="T4">réinstallation</text:span> de XAMPP et LAMP afin d’essayer de <text:span text:style-name="T4">régler</text:span> les problèmes de la base my sql qui ne fonctionne pas. Elle ne fonctionne toujours pas…</text:p>
      <text:p text:style-name="P8"><text:tab/><text:tab/>- Installation et <text:span text:style-name="T4">paramétrage</text:span> de visual studio afin de commencer la page web en <text:tab/><text:tab/><text:tab/><text:span text:style-name="T4">parallèl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4T15:45:41.340031567</meta:creation-date>
    <dc:date>2020-11-09T22:42:05.906618105</dc:date>
    <meta:editing-duration>PT9H24M5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1" meta:paragraph-count="9" meta:word-count="115" meta:character-count="666" meta:non-whitespace-character-count="552"/>
  </office:meta>
</office:document-meta>
</file>